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2000000F70608AC344966213C.jpg" manifest:media-type="image/jpeg"/>
  <manifest:file-entry manifest:full-path="Pictures/100000000000007600000029FFE029CE0909E68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Footer">
      <style:paragraph-properties fo:break-before="page"/>
      <style:text-properties fo:color="#999966"/>
    </style:style>
    <style:style style:name="P2" style:family="paragraph" style:parent-style-name="Titulo">
      <style:paragraph-properties fo:break-before="page"/>
      <style:text-properties officeooo:paragraph-rsid="006885c2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4" style:family="paragraph" style:parent-style-name="Standard">
      <style:text-properties style:font-name="DejaVu Sans" fo:font-size="10pt" style:font-size-asian="10pt" style:font-size-complex="10pt"/>
    </style:style>
    <style:style style:name="P5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style:font-name="Calibri1" fo:font-size="12pt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9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10" style:family="paragraph" style:parent-style-name="Text_20_body">
      <style:text-properties fo:color="#336633" fo:font-size="14pt" style:font-size-asian="14pt" style:font-size-complex="14pt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14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2ad048" officeooo:paragraph-rsid="002ad048" style:text-blinking="false" fo:background-color="transparent" style:font-size-asian="12pt" style:font-size-complex="12pt"/>
    </style:style>
    <style:style style:name="P15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16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Notas_20_Informativas">
      <style:text-properties officeooo:rsid="0078c76a" officeooo:paragraph-rsid="0078c76a"/>
    </style:style>
    <style:style style:name="P18" style:family="paragraph" style:parent-style-name="Text_20_body">
      <style:text-properties officeooo:rsid="00a9d52b" officeooo:paragraph-rsid="00a9d52b"/>
    </style:style>
    <style:style style:name="P19" style:family="paragraph" style:parent-style-name="Text_20_body">
      <style:text-properties officeooo:rsid="00a34ea0" officeooo:paragraph-rsid="00b68438"/>
    </style:style>
    <style:style style:name="P20" style:family="paragraph" style:parent-style-name="Text_20_body">
      <style:text-properties officeooo:rsid="00ab71f6" officeooo:paragraph-rsid="00ab71f6"/>
    </style:style>
    <style:style style:name="P21" style:family="paragraph" style:parent-style-name="Text_20_body">
      <style:text-properties officeooo:rsid="00ab71f6" officeooo:paragraph-rsid="00abe835"/>
    </style:style>
    <style:style style:name="P22" style:family="paragraph" style:parent-style-name="Text_20_body">
      <style:text-properties fo:font-weight="bold" officeooo:rsid="00ab71f6" officeooo:paragraph-rsid="00abe835" style:font-weight-asian="bold" style:font-weight-complex="bold"/>
    </style:style>
    <style:style style:name="P23" style:family="paragraph" style:parent-style-name="Text_20_body">
      <style:text-properties fo:font-weight="bold" officeooo:rsid="00ab71f6" officeooo:paragraph-rsid="00ad204a" style:font-weight-asian="bold" style:font-weight-complex="bold"/>
    </style:style>
    <style:style style:name="P24" style:family="paragraph" style:parent-style-name="Text_20_body">
      <style:text-properties fo:font-weight="bold" officeooo:rsid="00ab71f6" officeooo:paragraph-rsid="00b15f73" style:font-weight-asian="bold" style:font-weight-complex="bold"/>
    </style:style>
    <style:style style:name="P25" style:family="paragraph" style:parent-style-name="Text_20_body">
      <style:text-properties fo:font-weight="bold" officeooo:rsid="00ab71f6" officeooo:paragraph-rsid="00b235da" style:font-weight-asian="bold" style:font-weight-complex="bold"/>
    </style:style>
    <style:style style:name="P26" style:family="paragraph" style:parent-style-name="Text_20_body">
      <style:text-properties fo:font-weight="bold" officeooo:rsid="00ab71f6" officeooo:paragraph-rsid="00b5acfe" style:font-weight-asian="bold" style:font-weight-complex="bold"/>
    </style:style>
    <style:style style:name="P27" style:family="paragraph" style:parent-style-name="Text_20_body">
      <style:text-properties officeooo:rsid="00abe835" officeooo:paragraph-rsid="00abe835"/>
    </style:style>
    <style:style style:name="P28" style:family="paragraph" style:parent-style-name="Text_20_body">
      <style:text-properties fo:font-weight="normal" officeooo:rsid="00abe835" officeooo:paragraph-rsid="00abe835" style:font-weight-asian="normal" style:font-weight-complex="normal"/>
    </style:style>
    <style:style style:name="P29" style:family="paragraph" style:parent-style-name="Text_20_body">
      <style:text-properties fo:font-weight="normal" officeooo:rsid="00ad204a" officeooo:paragraph-rsid="00ad204a" style:font-weight-asian="normal" style:font-weight-complex="normal"/>
    </style:style>
    <style:style style:name="P30" style:family="paragraph" style:parent-style-name="Text_20_body">
      <style:text-properties fo:font-weight="normal" officeooo:rsid="00b024ad" officeooo:paragraph-rsid="00b024ad" style:font-weight-asian="normal" style:font-weight-complex="normal"/>
    </style:style>
    <style:style style:name="P31" style:family="paragraph" style:parent-style-name="Text_20_body">
      <style:text-properties fo:font-weight="normal" officeooo:rsid="00b15f73" officeooo:paragraph-rsid="00b15f73" style:font-weight-asian="normal" style:font-weight-complex="normal"/>
    </style:style>
    <style:style style:name="P32" style:family="paragraph" style:parent-style-name="Text_20_body">
      <style:text-properties fo:font-weight="normal" officeooo:rsid="00b235da" officeooo:paragraph-rsid="00b235da" style:font-weight-asian="normal" style:font-weight-complex="normal"/>
    </style:style>
    <style:style style:name="P33" style:family="paragraph" style:parent-style-name="Text_20_body">
      <style:text-properties fo:font-weight="normal" officeooo:rsid="00b68438" officeooo:paragraph-rsid="00b68438" style:font-weight-asian="normal" style:font-weight-complex="normal"/>
    </style:style>
    <style:style style:name="P34" style:family="paragraph" style:parent-style-name="Text_20_body">
      <style:text-properties fo:font-weight="normal" officeooo:rsid="00b68438" officeooo:paragraph-rsid="00b6c809" style:font-weight-asian="normal" style:font-weight-complex="normal"/>
    </style:style>
    <style:style style:name="P35" style:family="paragraph" style:parent-style-name="Text_20_body">
      <style:text-properties fo:font-weight="normal" officeooo:rsid="00b6c809" officeooo:paragraph-rsid="00b6c809" style:font-weight-asian="normal" style:font-weight-complex="normal"/>
    </style:style>
    <style:style style:name="P36" style:family="paragraph" style:parent-style-name="Text_20_body">
      <style:text-properties officeooo:rsid="00ad204a" officeooo:paragraph-rsid="00ad204a"/>
    </style:style>
    <style:style style:name="P37" style:family="paragraph" style:parent-style-name="Text_20_body">
      <style:text-properties officeooo:paragraph-rsid="00b235da"/>
    </style:style>
    <style:style style:name="P38" style:family="paragraph" style:parent-style-name="Text_20_body">
      <style:text-properties officeooo:rsid="00b68438" officeooo:paragraph-rsid="00b68438"/>
    </style:style>
    <style:style style:name="P39" style:family="paragraph" style:parent-style-name="Text_20_body">
      <style:text-properties style:text-line-through-style="none" style:text-line-through-type="none" style:text-underline-style="none" fo:font-weight="normal" officeooo:rsid="00b68438" officeooo:paragraph-rsid="00b68438" style:font-weight-asian="normal" style:font-weight-complex="normal"/>
    </style:style>
    <style:style style:name="P40" style:family="paragraph" style:parent-style-name="Text_20_body">
      <style:text-properties officeooo:paragraph-rsid="00b68438"/>
    </style:style>
    <style:style style:name="P41" style:family="paragraph" style:parent-style-name="Standard" style:master-page-name="First_20_Page">
      <style:paragraph-properties style:page-number="auto"/>
    </style:style>
    <style:style style:name="P42" style:family="paragraph" style:parent-style-name="Heading_20_1">
      <style:text-properties officeooo:rsid="00777cb9" officeooo:paragraph-rsid="00777cb9"/>
    </style:style>
    <style:style style:name="P43" style:family="paragraph" style:parent-style-name="Heading_20_1">
      <style:text-properties officeooo:rsid="00a9d52b" officeooo:paragraph-rsid="00a9d52b"/>
    </style:style>
    <style:style style:name="P44" style:family="paragraph" style:parent-style-name="Heading_20_2">
      <style:text-properties officeooo:rsid="00abe835" officeooo:paragraph-rsid="00abe835"/>
    </style:style>
    <style:style style:name="P45" style:family="paragraph" style:parent-style-name="Heading_20_2">
      <style:text-properties officeooo:rsid="00b68438" officeooo:paragraph-rsid="00b68438"/>
    </style:style>
    <style:style style:name="P46" style:family="paragraph" style:parent-style-name="Contents_20_2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47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T1" style:family="text">
      <style:text-properties fo:color="#999966"/>
    </style:style>
    <style:style style:name="T2" style:family="text">
      <style:text-properties fo:color="#999966" officeooo:rsid="00917e12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style:font-name="Calibri1" fo:font-size="12pt" style:font-size-asian="12pt" style:font-size-complex="12pt"/>
    </style:style>
    <style:style style:name="T9" style:family="text">
      <style:text-properties style:font-name="Calibri1" fo:font-size="12pt" officeooo:rsid="002ad048" style:font-size-asian="12pt" style:font-size-complex="12pt"/>
    </style:style>
    <style:style style:name="T10" style:family="text">
      <style:text-properties officeooo:rsid="008b53df"/>
    </style:style>
    <style:style style:name="T11" style:family="text">
      <style:text-properties officeooo:rsid="008d8e17"/>
    </style:style>
    <style:style style:name="T12" style:family="text">
      <style:text-properties officeooo:rsid="00a7da67"/>
    </style:style>
    <style:style style:name="T13" style:family="text">
      <style:text-properties officeooo:rsid="00a9d52b"/>
    </style:style>
    <style:style style:name="T14" style:family="text">
      <style:text-properties officeooo:rsid="00abe835"/>
    </style:style>
    <style:style style:name="T15" style:family="text">
      <style:text-properties officeooo:rsid="00ad204a"/>
    </style:style>
    <style:style style:name="T16" style:family="text">
      <style:text-properties officeooo:rsid="00b235da"/>
    </style:style>
    <style:style style:name="T17" style:family="text">
      <style:text-properties officeooo:rsid="00b68438"/>
    </style:style>
    <style:style style:name="T18" style:family="text">
      <style:text-properties style:text-line-through-style="none" style:text-line-through-type="none" style:text-underline-style="none"/>
    </style:style>
    <style:style style:name="T19" style:family="text">
      <style:text-properties style:text-line-through-style="none" style:text-line-through-type="none" style:text-underline-style="none" fo:font-weight="bold" officeooo:rsid="00abe835" style:font-weight-asian="bold" style:font-weight-complex="bold"/>
    </style:style>
    <style:style style:name="T20" style:family="text">
      <style:text-properties style:text-line-through-style="none" style:text-line-through-type="none" style:text-underline-style="none" fo:font-weight="bold" officeooo:rsid="00ab71f6" style:font-weight-asian="bold" style:font-weight-complex="bold"/>
    </style:style>
    <style:style style:name="T21" style:family="text">
      <style:text-properties style:text-line-through-style="none" style:text-line-through-type="none" style:text-underline-style="none" officeooo:rsid="00ab71f6"/>
    </style:style>
    <style:style style:name="T22" style:family="text">
      <style:text-properties style:text-line-through-style="none" style:text-line-through-type="none" style:text-underline-style="none" fo:font-weight="normal" officeooo:rsid="00b68438" style:font-weight-asian="normal" style:font-weight-complex="normal"/>
    </style:style>
    <style:style style:name="T23" style:family="text">
      <style:text-properties style:text-line-through-style="none" style:text-line-through-type="none" style:text-underline-style="none" officeooo:rsid="00a9d52b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charset="x-symbol"/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esarrollo web en entorno cliente" text:name="Modulo"/>
        <text:user-field-decl office:value-type="string" office:string-value="Uso básico de Vue 2 para desarrollo Web" text:name="Tema"/>
        <text:user-field-decl office:value-type="string" office:string-value="14" text:name="Numero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7"/>
          <text:p text:style-name="P7"><text:user-field-get text:name="Modulo">Desarrollo web en entorno cliente</text:user-field-get></text:p>
          <text:p text:style-name="P7">CFGS DAW</text:p>
        </draw:text-box>
      </draw:frame>
      <text:p text:style-name="P41"/>
      <text:p text:style-name="Standard"/>
      <text:p text:style-name="Standard"/>
      <text:p text:style-name="Standard"><draw:frame draw:style-name="fr2" draw:name="gráficos1" text:anchor-type="paragraph" svg:width="9.53cm" svg:height="5.23cm" draw:z-index="0"><draw:image xlink:href="Pictures/10000000000001C2000000F70608AC344966213C.jpg" xlink:type="simple" xlink:show="embed" xlink:actuate="onLoad" loext:mime-type="image/jpeg"/></draw:frame></text:p>
      <text:p text:style-name="Standard"/>
      <text:p text:style-name="Standard"/>
      <text:p text:style-name="P8"><text:bookmark text:name="docs-internal-guid-e8f5d430-faba-53b2-6d04-e9273ed17255"/></text:p>
      <text:p text:style-name="Standard"/>
      <text:p text:style-name="Standard"/>
      <text:p text:style-name="Standard"/>
      <text:p text:style-name="P9"><text:span text:style-name="T11">Extra</text:span>.</text:p>
      <text:p text:style-name="P9"><text:user-field-get text:name="Tema">Uso básico de Vue 2 para desarrollo Web</text:user-field-get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Sergio García Barea</text:p>
      <text:p text:style-name="P13"><text:span text:style-name="T6"><text:s/></text:span><text:a xlink:type="simple" xlink:href="mailto:mail@ceedcv.e" text:style-name="Internet_20_link" text:visited-style-name="Visited_20_Internet_20_Link"><text:span text:style-name="T9">sergio.garcia</text:span></text:a><text:a xlink:type="simple" xlink:href="mailto:mail@ceedcv.e" text:style-name="Internet_20_link" text:visited-style-name="Visited_20_Internet_20_Link"><text:span text:style-name="T8">@ceedcv.e</text:span></text:a><text:span text:style-name="T7">s</text:span></text:p>
      <text:p text:style-name="P16">201<text:span text:style-name="T10">7</text:span>/201<text:span text:style-name="T10">8</text:span></text:p>
      <text:p text:style-name="P15"><text:tab/><text:tab/><text:tab/><text:tab/><text:tab/><text:tab/><text:tab/><text:tab/><text:tab/><text:tab/>Versión:<text:date style:data-style-name="N104" text:date-value="2018-06-10T00:35:30.263000261">180610</text:date>.<text:time style:data-style-name="N105" text:time-value="2018-06-10T00:35:30.263000261">0030</text:time> </text:p>
      <text:p text:style-name="P6"/>
      <text:p text:style-name="Standard"/>
      <text:p text:style-name="Standard"/>
      <text:p text:style-name="Standard"/>
      <text:p text:style-name="P10"><text:soft-page-break/>Licencia</text:p>
      <text:p text:style-name="Standard"/>
      <text:p text:style-name="P12"><draw:frame draw:style-name="fr3" draw:name="gráficos3" text:anchor-type="paragraph" svg:x="0.741cm" svg:y="0cm" svg:width="2cm" svg:height="0.7cm" draw:z-index="2"><draw:image xlink:href="Pictures/100000000000007600000029FFE029CE0909E684.png" xlink:type="simple" xlink:show="embed" xlink:actuate="onLoad" loext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4"/>
      <text:p text:style-name="P4"><text:s/></text:p>
      <text:p text:style-name="P10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4"> </text:span>Importante</text:p>
      <text:p text:style-name="P11"/>
      <text:p text:style-name="Notas_20_Informativas"><text:span text:style-name="T4"> </text:span>Atención</text:p>
      <text:p text:style-name="P11"/>
      <text:p text:style-name="P17"><text:span text:style-name="T4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47">1. Introducción<text:tab/>3</text:p>
          <text:p text:style-name="P47">2. Orden de visita de los ejemplos<text:tab/>3</text:p>
          <text:p text:style-name="P46"><text:s/>2.1 <text:s/>Hola-mundo<text:tab/>3</text:p>
          <text:p text:style-name="P46"><text:s/>2.2 <text:s/>compontente-tablas-de-multiplicar<text:tab/>3</text:p>
          <text:p text:style-name="P46"><text:s/>2.3 <text:s/>consumir-api-con-vuejs<text:tab/>4</text:p>
          <text:p text:style-name="P46"><text:s/>2.4 <text:s/>interpolacion-de-atributos<text:tab/>4</text:p>
          <text:p text:style-name="P46"><text:s/>2.5 <text:s/>la-directiva-v-html<text:tab/>4</text:p>
          <text:p text:style-name="P46"><text:s/>2.6 <text:s/>lista-de-tareas<text:tab/>4</text:p>
          <text:p text:style-name="P46"><text:s/>2.7 <text:s/>simulacion-de-chat-entre-dos-usuarios<text:tab/>4</text:p>
          <text:p text:style-name="P46"><text:s/>2.8 <text:s/>facturacion-con-login<text:tab/>5</text:p>
          <text:p text:style-name="P46"><text:s/>2.9 <text:s/>svuetify-discografias<text:tab/>5</text:p>
          <text:p text:style-name="P47">3. Enlaces interesantes de Vue 2<text:tab/>5</text:p>
        </text:index-body>
      </text:table-of-content>
      <text:p text:style-name="Standard"/>
      <text:p text:style-name="Standard"/>
      <text:p text:style-name="Titulo"/>
      <text:p text:style-name="P2"><text:span text:style-name="T12">EXTRA.</text:span> <text:user-field-get text:name="Tema">Uso básico de Vue 2 para desarrollo Web</text:user-field-get></text:p>
      <text:h text:style-name="P42" text:outline-level="1">Introducción</text:h>
      <text:p text:style-name="P18">Vue 2 JS <text:a xlink:type="simple" xlink:href="https://vuejs.org/" text:style-name="Internet_20_link" text:visited-style-name="Visited_20_Internet_20_Link">https://vuejs.org/</text:a> es un framework de Javascript orientado a facilitar el desarrollo de aplicaciones web, aplicaciones SPA (Single Page Application), etc.</text:p>
      <text:p text:style-name="P18">El taller que hemos organizado sobre el uso básico de Vue 2 esta basado en la presentación de ejemplos, así que este documento es más bien una guía de que ejemplos visitar y en que orden.</text:p>
      <text:p text:style-name="P18">Se recomienda encarecidamente tener conocimientos de HTML, CSS y Javascript. Además en la mayoría de ejemplos se usa Bootstrap para el aspecto de la página <text:a xlink:type="simple" xlink:href="https://getbootstrap.com/" text:style-name="Internet_20_link" text:visited-style-name="Visited_20_Internet_20_Link">https://getbootstrap.com/</text:a></text:p>
      <text:p text:style-name="P18">Los ejemplos son tomados originalmente de <text:a xlink:type="simple" xlink:href="https://github.com/calirojas/vuejs2" text:style-name="Internet_20_link" text:visited-style-name="Visited_20_Internet_20_Link">https://github.com/calirojas/vuejs2</text:a> aunque para facilitar su comprensión, han sido comentados e incluidos en mi cuenta de github <text:a xlink:type="simple" xlink:href="https://github.com/sergarb1/vuejs2" text:style-name="Internet_20_link" text:visited-style-name="Visited_20_Internet_20_Link">https://github.com/sergarb1/vuejs2</text:a></text:p>
      <text:p text:style-name="P18"><text:span text:style-name="T17">En dicha cuenta </text:span>tendréis todo lo necesario para realizar el taller.</text:p>
      <text:h text:style-name="P43" text:outline-level="1">Orden de visita de los ejemplos</text:h>
      <text:p text:style-name="P19"><text:span text:style-name="T13">Antes de empezar, es de recomendada lectura la guía de inicio de la propia documentación de Vue 2 <text:s text:c="2"/></text:span><text:a xlink:type="simple" xlink:href="https://vuejs.org/v2/guide/" text:style-name="Internet_20_link" text:visited-style-name="Visited_20_Internet_20_Link"><text:span text:style-name="T13">https://vuejs.org/v2/guide/</text:span></text:a><text:span text:style-name="T13"> (inglés) o </text:span><text:a xlink:type="simple" xlink:href="https://es-vuejs.github.io/vuejs.org/v2/guide/" text:style-name="Internet_20_link" text:visited-style-name="Visited_20_Internet_20_Link">https://es-vuejs.github.io/vuejs.org/v2/guide/</text:a><text:span text:style-name="T22"> (castellano).</text:span></text:p>
      <text:p text:style-name="P18">A continuación comentamos los ejemplos en el orden de visita recomendado y con algunos detalles de que elementos son introducidos.</text:p>
      <text:h text:style-name="Heading_20_2" text:outline-level="2">Hola-mundo</text:h>
      <text:p text:style-name="P18">Ejemplo de aplicación sencilla hola mundo.</text:p>
      <text:p text:style-name="P18">Se muestran aspectos básicos como la creación de una aplicación Vue, su enlace a un contenedor donde será válida, la inclusión de bibliotecas y la asociación de un evento click a un botón.</text:p>
      <text:p text:style-name="P18">Ahí vemos uno de los principios de Vue: modificar el valor de una variable, hace que automáticamente se modifique en todos los lugares que aparece dicha variable.</text:p>
      <text:p text:style-name="P22"><text:span text:style-name="T14">Enlaces a novedades del ejemplo</text:span>:</text:p>
      <text:p text:style-name="P21">Guía de inicio: <text:a xlink:type="simple" xlink:href="https://vuejs.org/v2/guide/" text:style-name="Internet_20_link" text:visited-style-name="Visited_20_Internet_20_Link"><text:span text:style-name="T13">https://vuejs.org/v2/guide/</text:span></text:a></text:p>
      <text:p text:style-name="P20">Manejo de eventos: <text:a xlink:type="simple" xlink:href="https://vuejs.org/v2/guide/events.html" text:style-name="Internet_20_link" text:visited-style-name="Visited_20_Internet_20_Link">https://vuejs.org/v2/guide/events.html</text:a></text:p>
      <text:h text:style-name="P44" text:outline-level="2">compontente-tablas-de-multiplicar</text:h>
      <text:p text:style-name="P27">En esta aplicación, se introducen conceptos importantes como la creación de componentes re-utilizables en Vue, el uso de v-model para enlazar el valor de un elemento HTML con una variable (los cambios en el elemento cambian la variable y viceversa), el uso de v-for para repetir código <text:span text:style-name="T15">y el uso de v-show para decidir si algún elemento HTML se muestra o no</text:span>.</text:p>
      <text:p text:style-name="P27"/>
      <text:p text:style-name="P22"><text:soft-page-break/><text:span text:style-name="T14">Enlaces a novedades del ejemplo</text:span>:</text:p>
      <text:p text:style-name="P28">v-model: <text:a xlink:type="simple" xlink:href="https://vuejs.org/v2/guide/forms.html" text:style-name="Internet_20_link" text:visited-style-name="Visited_20_Internet_20_Link">https://vuejs.org/v2/guide/forms.html</text:a></text:p>
      <text:p text:style-name="P28">v-for: <text:a xlink:type="simple" xlink:href="https://vuejs.org/v2/guide/list.html#v-for-with-a-Range" text:style-name="Internet_20_link" text:visited-style-name="Visited_20_Internet_20_Link">https://vuejs.org/v2/guide/list.html#v-for-with-a-Range</text:a></text:p>
      <text:p text:style-name="P29">v-show: <text:a xlink:type="simple" xlink:href="https://vuejs.org/v2/guide/conditional.html#v-show" text:style-name="Internet_20_link" text:visited-style-name="Visited_20_Internet_20_Link">https://vuejs.org/v2/guide/conditional.html#v-show</text:a></text:p>
      <text:p text:style-name="P28">Componentes Vue: <text:a xlink:type="simple" xlink:href="https://vuejs.org/v2/guide/components.html" text:style-name="Internet_20_link" text:visited-style-name="Visited_20_Internet_20_Link">https://vuejs.org/v2/guide/components.html</text:a></text:p>
      <text:h text:style-name="Heading_20_2" text:outline-level="2">consumir-api-con-vuejs</text:h>
      <text:p text:style-name="P36">Ejemplo donde se consulta una API que devuelve información en formato JSON y se muestra por pantalla. La biblioteca para realizar la obtención asíncrona de datos es vue-resource.</text:p>
      <text:p text:style-name="P23"><text:span text:style-name="T14">Enlaces a novedades del ejemplo</text:span>:</text:p>
      <text:p text:style-name="P29">vue-resource: <text:a xlink:type="simple" xlink:href="https://github.com/pagekit/vue-resource" text:style-name="Internet_20_link" text:visited-style-name="Visited_20_Internet_20_Link">https://github.com/pagekit/vue-resource</text:a></text:p>
      <text:p text:style-name="P30">Acciones al ser creada la aplicación: <text:a xlink:type="simple" xlink:href="https://vuejs.org/v2/guide/instance.html#Instance-Lifecycle-Hooks" text:style-name="Internet_20_link" text:visited-style-name="Visited_20_Internet_20_Link">https://vuejs.org/v2/guide/instance.html#Instance-Lifecycle-Hooks</text:a></text:p>
      <text:h text:style-name="Heading_20_2" text:outline-level="2">interpolacion-de-atributos</text:h>
      <text:p text:style-name="P31">Ejemplo donde valiéndose entre el enlace de atributos a variables, se puede conseguir ciertos efectos.</text:p>
      <text:p text:style-name="P24"><text:span text:style-name="T14">Enlaces a novedades del ejemplo</text:span>:</text:p>
      <text:p text:style-name="P31">v-bind: Ejemplo que enlaza class con v-bind <text:a xlink:type="simple" xlink:href="https://vuejs.org/v2/guide/class-and-style.html" text:style-name="Internet_20_link" text:visited-style-name="Visited_20_Internet_20_Link">https://vuejs.org/v2/guide/class-and-style.html</text:a></text:p>
      <text:h text:style-name="Heading_20_2" text:outline-level="2">la-directiva-v-html</text:h>
      <text:p text:style-name="P32">Ejemplo que sencillamente usa v-html para mostrar contenido de variables como HTML.</text:p>
      <text:p text:style-name="P25"><text:span text:style-name="T14">Enlaces a novedades del ejemplo</text:span>:</text:p>
      <text:p text:style-name="P37">v-html: <text:a xlink:type="simple" xlink:href="https://vuejs.org/v2/guide/syntax.html#Raw-HTML" text:style-name="Internet_20_link" text:visited-style-name="Visited_20_Internet_20_Link">https://vuejs.org/v2/guide/syntax.html#Raw-HTML</text:a></text:p>
      <text:h text:style-name="Heading_20_2" text:outline-level="2">lista-de-tareas</text:h>
      <text:p text:style-name="P37"><text:span text:style-name="T16">Ejemplo de aplicación para añadir tareas, marcar si se han realizado, etc.</text:span></text:p>
      <text:p text:style-name="P37"><text:span text:style-name="T16">Introduce en el ejemplo el uso de v-if, similar a v-show. La diferencia entre ellas es que si v-if no se cumple, el elemento no esta en el DOM y que en v-show si no se cumple, el elemento si esta en el DOM pero no es visible.</text:span></text:p>
      <text:p text:style-name="P26"><text:span text:style-name="T14">Enlaces a novedades del ejemplo</text:span>:</text:p>
      <text:p text:style-name="P37"><text:span text:style-name="T16">v-if: </text:span><text:a xlink:type="simple" xlink:href="https://v1.vuejs.org/guide/conditional.html" text:style-name="Internet_20_link" text:visited-style-name="Visited_20_Internet_20_Link"><text:span text:style-name="T16">https://v1.vuejs.org/guide/conditional.html</text:span></text:a></text:p>
      <text:h text:style-name="Heading_20_2" text:outline-level="2">simulacion-de-chat-entre-dos-usuarios</text:h>
      <text:p text:style-name="P38">Aplicación que usando conceptos anteriores, simula el chat entre dos usuarios.</text:p>
      <text:h text:style-name="P45" text:outline-level="2"><text:soft-page-break/>facturacion-con-login</text:h>
      <text:p text:style-name="P33">Aplicación que usando conceptos anteriores, pide un login y cuando se logea correctamente, permite hacer pedidos tipo “carro de la compra”.</text:p>
      <text:h text:style-name="Heading_20_2" text:outline-level="2">svuetify-discografias</text:h>
      <text:p text:style-name="P39">Aplicación que permite consultar datos de artistas y sus discografías, así como añadir nuevos artistas. Como principal novedad, usa los componentes router-link y router-view para con ello recibir información a partir de la ruta del navegador.</text:p>
      <text:p text:style-name="P40"><text:span text:style-name="T19">Enlaces a novedades del ejemplo</text:span><text:span text:style-name="T20">:</text:span></text:p>
      <text:p text:style-name="P33"><text:span text:style-name="T21">G</text:span><text:span text:style-name="T18">uía para realizar routing: </text:span><text:a xlink:type="simple" xlink:href="https://vuejs.org/v2/guide/routing.html" text:style-name="Internet_20_link" text:visited-style-name="Visited_20_Internet_20_Link">https://vuejs.org/v2/guide/routing.html</text:a></text:p>
      <text:p text:style-name="P33"><text:span text:style-name="T21">r</text:span><text:span text:style-name="T18">outer-link y router-viewer: </text:span><text:a xlink:type="simple" xlink:href="https://router.vuejs.org/api/" text:style-name="Internet_20_link" text:visited-style-name="Visited_20_Internet_20_Link">https://router.vuejs.org/api/</text:a></text:p>
      <text:h text:style-name="Heading_20_1" text:outline-level="1">Enlaces interesantes de Vue 2</text:h>
      <text:p text:style-name="P34"><text:span text:style-name="T18">Guía de Vue 2 en inglés </text:span><text:a xlink:type="simple" xlink:href="https://vuejs.org/v2/guide/" text:style-name="Internet_20_link" text:visited-style-name="Visited_20_Internet_20_Link"><text:span text:style-name="T23">https://vuejs.org/v2/guide/</text:span></text:a></text:p>
      <text:p text:style-name="P33"><text:span text:style-name="T18">Guía de Vue 2 en castellano </text:span><text:a xlink:type="simple" xlink:href="https://es-vuejs.github.io/vuejs.org/v2/guide/" text:style-name="Internet_20_link" text:visited-style-name="Visited_20_Internet_20_Link">https://es-vuejs.github.io/vuejs.org/v2/guide/</text:a></text:p>
      <text:p text:style-name="P35"><text:span text:style-name="T18">How to build a SPA with Vue 2 </text:span><text:a xlink:type="simple" xlink:href="https://scotch.io/tutorials/how-to-build-a-simple-single-page-application-using-vue-2-part-1" text:style-name="Internet_20_link" text:visited-style-name="Visited_20_Internet_20_Link">https://scotch.io/tutorials/how-to-build-a-simple-single-page-application-using-vue-2-part-1</text:a></text:p>
      <text:p text:style-name="P35"><text:span text:style-name="T18">Build a to-do APP with Vue 2 </text:span><text:a xlink:type="simple" xlink:href="https://scotch.io/tutorials/build-a-to-do-app-with-vue-js-2" text:style-name="Internet_20_link" text:visited-style-name="Visited_20_Internet_20_Link">https://scotch.io/tutorials/build-a-to-do-app-with-vue-js-2</text:a></text:p>
      <text:p text:style-name="P35"><text:span text:style-name="T18">Learn Vue 2 Step by Step </text:span><text:a xlink:type="simple" xlink:href="https://laracasts.com/series/learn-vue-2-step-by-step" text:style-name="Internet_20_link" text:visited-style-name="Visited_20_Internet_20_Link">https://laracasts.com/series/learn-vue-2-step-by-step</text:a></text:p>
      <text:p text:style-name="P35"><text:span text:style-name="T18">Vue JS Fundamentals (Youtube) </text:span><text:a xlink:type="simple" xlink:href="https://www.youtube.com/playlist?list=PLwAKR305CRO_1yAao-8aZiQnBqJeyng4O" text:style-name="Internet_20_link" text:visited-style-name="Visited_20_Internet_20_Link">https://www.youtube.com/playlist?list=PLwAKR305CRO_1yAao-8aZiQnBqJeyng4O</text:a></text:p>
      <text:p text:style-name="P35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Calibri1" fo:font-family="Calibri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Calibri1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orizontal_20_Line" style:display-name="Horizontal Line" style:family="paragraph" style:parent-style-name="Standard" style:class="html"/>
    <style:style style:name="Preformatted_20_Text" style:display-name="Preformatted Text" style:family="paragraph" style:parent-style-name="Standard" style:class="html">
      <style:text-properties officeooo:rsid="009a68e7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ódigo" style:family="paragraph" style:parent-style-name="Text_20_body">
      <style:paragraph-properties fo:padding="0.049cm" fo:border="0.06pt solid #000000"/>
      <style:text-properties style:font-name="Liberation Mono" fo:font-family="'Liberation Mono'" style:font-family-generic="modern" style:font-pitch="fixed"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Emphasis" style:family="text">
      <style:text-properties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break-before="page"/>
      <style:text-properties fo:color="#999966"/>
    </style:style>
    <style:style style:name="M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fo:color="#999966" officeooo:rsid="00917e12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Uso básico de Vue 2 para desarrollo Web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 <text:s text:c="21"/></text:span><text:span text:style-name="MT2">Extra</text:span><text:span text:style-name="MT1">. </text:span><text:span text:style-name="MT1"><text:user-field-get text:name="Tema">Uso básico de Vue 2 para desarrollo Web</text:user-field-get></text:span></text:p>
      </style:header>
      <style:footer>
        <text:p text:style-name="Footer"><text:span text:style-name="MT1">CGFS. Desarrollo de </text:span>Aplicaciones<text:span text:style-name="MT1"> WEB<text:tab/><text:tab/></text:span><text:span text:style-name="MT1"><text:page-number text:select-page="current">5</text:page-number></text:span></text:p>
        <text:p text:style-name="MP1"/>
      </style:footer>
    </style:master-page>
    <style:master-page style:name="Landscape" style:page-layout-name="Mpm2">
      <style:header>
        <text:p text:style-name="Header"/>
      </style:header>
      <style:footer>
        <text:p text:style-name="MP2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0:38:38.334391144</meta:creation-date>
    <meta:editing-duration>PT9H4M26S</meta:editing-duration>
    <meta:editing-cycles>112</meta:editing-cycles>
    <meta:generator>LibreOffice/6.0.4.2$Windows_X86_64 LibreOffice_project/9b0d9b32d5dcda91d2f1a96dc04c645c450872bf</meta:generator>
    <dc:title>Plantilla CEED</dc:title>
    <dc:date>2018-06-10T00:35:30.034000000</dc:date>
    <meta:document-statistic meta:table-count="0" meta:image-count="2" meta:object-count="0" meta:page-count="5" meta:paragraph-count="90" meta:word-count="803" meta:character-count="6086" meta:non-whitespace-character-count="5305"/>
    <meta:template xlink:type="simple" xlink:actuate="onRequest" xlink:title="Plantilla CEED" xlink:href="../../../../../../Plantilla/Plantilla%20CEED.ott" meta:date="2016-09-23T10:38:38.127433422"/>
  </office:meta>
</office:document-meta>
</file>